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 fo:font-size="11pt" style:font-size-asian="11pt" style:font-size-complex="11pt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 fo:font-size="11pt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80" fo:font-size="11pt" style:font-size-asian="11pt" style:font-size-complex="11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1264877202813586480" text:style-name="L1">
        <text:list-item>
          <text:p text:style-name="P2">bases</text:p>
          <text:list>
            <text:list-item>
              <text:p text:style-name="P2">introduction</text:p>
              <text:list>
                <text:list-item>
                  <text:p text:style-name="P2">bases indispensables : HTML5 CSS3</text:p>
                </text:list-item>
                <text:list-item>
                  <text:p text:style-name="P2">à partir de la partie 3 (ajax) : besoin PHP</text:p>
                </text:list-item>
                <text:list-item>
                  <text:p text:style-name="P2">pour le projet : besoin que des 2 premières parties</text:p>
                </text:list-item>
                <text:list-item>
                  <text:p text:style-name="P2">script = programme en langage interprété (tout simplement)</text:p>
                </text:list-item>
                <text:list-item>
                  <text:p text:style-name="P2">javascript sert à faire des scripts, et est donc interprété</text:p>
                </text:list-item>
                <text:list-item>
                  <text:p text:style-name="P2">tous les navigateurs ont un interpréteur javascript intégré de base</text:p>
                </text:list-item>
                <text:list-item>
                  <text:p text:style-name="P2">javascript contient des objets par défaut : images, dates etc</text:p>
                </text:list-item>
                <text:list-item>
                  <text:p text:style-name="P2">code javascript : dans pages web ou dans fichier à part</text:p>
                </text:list-item>
                <text:list-item>
                  <text:p text:style-name="P2">interactions avec utilisateur, animations, aide à l'utilisation</text:p>
                </text:list-item>
                <text:list-item>
                  <text:p text:style-name="P2">js : langage client-side : exécuté par le client.</text:p>
                </text:list-item>
                <text:list-item>
                  <text:p text:style-name="P2">php = server-side : exécuté par serveur pour envoyer code html différent selon le client.</text:p>
                </text:list-item>
                <text:list-item>
                  <text:p text:style-name="P2">js = pas que pour le web, peut aussi créer logiciels en javascript (firefox, tomtom home etc)</text:p>
                </text:list-item>
                <text:list-item>
                  <text:p text:style-name="P2">js géré par ecmascript (fait partie d'une famille de langages)</text:p>
                </text:list-item>
              </text:list>
            </text:list-item>
            <text:list-item>
              <text:p text:style-name="P2">premiers pas</text:p>
              <text:list>
                <text:list-item>
                  <text:p text:style-name="P2">balise "script" pour écrire du javascript</text:p>
                </text:list-item>
                <text:list-item>
                  <text:p text:style-name="P2">fonction "alert" pour ouvrir boite de dialogue avec message (param : string, number... n'imp)</text:p>
                </text:list-item>
                <text:list-item>
                  <text:p text:style-name="P2">textes entre apostrophes ou entre guillemets au choix (apparemment)</text:p>
                </text:list-item>
                <text:list-item>
                  <text:p text:style-name="P2">point-virgule (;) optionnel pour instructions si sauts de ligne !!! (mais mit en général)</text:p>
                </text:list-item>
                <text:list-item>
                  <text:p text:style-name="P2">scripts compressables =&gt; exécution plus rapide. Sauts de lignes supprimés. Gaffe aux ";".</text:p>
                </text:list-item>
                <text:list-item>
                  <text:p text:style-name="P2">Commentaires (de fin de linge et multilignes) à la C</text:p>
                </text:list-item>
                <text:list-item>
                  <text:p text:style-name="P2">script ne sert pas qu'au javascript, attribut "type" pour langage. Mais html5 met js par défaut.</text:p>
                </text:list-item>
                <text:list-item>
                  <text:p text:style-name="P2">pour navigateurs qui gèrent pas html 5, indiquer (?) js par : type="text/javascript"</text:p>
                </text:list-item>
                <text:list-item>
                  <text:p text:style-name="P2">pour html avant le 5, utiliser des commentaires html d'encadrements pour que le code ne soit pas invalidé par W3C pour les chevrons ou ce genre de choses. (optionnel) &lt;!-- --&gt; (ou pas)</text:p>
                </text:list-item>
                <text:list-item>
                  <text:p text:style-name="P2">écrire js de préférence dans fichiers .js et charger dans balise script avec attribut src</text:p>
                </text:list-item>
                <text:list-item>
                  <text:p text:style-name="P2">=&gt; évite de recharger js à chaque réactualisation de la page</text:p>
                </text:list-item>
                <text:list-item>
                  <text:p text:style-name="P2">position script : fin balise body = ne ralenti pas chargement dès le début, conseillé</text:p>
                </text:list-item>
                <text:list-item>
                  <text:p text:style-name="P2">docs à la fin du chap 2 : mozilla developper networks (liste toutes fonctions etc)</text:p>
                </text:list-item>
                <text:list-item>
                  <text:p text:style-name="P2">site de test de code : jsfiddle</text:p>
                </text:list-item>
              </text:list>
            </text:list-item>
            <text:list-item>
              <text:p text:style-name="P3">variables</text:p>
              <text:list>
                <text:list-item>
                  <text:p text:style-name="P3">différence déclarer / affecter / initialiser</text:p>
                </text:list-item>
                <text:list-item>
                  <text:p text:style-name="P3">caractères acceptés pour déclaration variable : min maj chiffres _ $</text:p>
                </text:list-item>
                <text:list-item>
                  <text:p text:style-name="P3">interdit commencer par chiffre</text:p>
                </text:list-item>
                <text:list-item>
                  <text:p text:style-name="P3">mots clés javascript interdits pour déclaration</text:p>
                </text:list-item>
                <text:list-item>
                  <text:p text:style-name="P3">page resencent les "mots clés" (ou "mots réservés") javascript donnée au chapitre 3</text:p>
                </text:list-item>
                <text:list-item>
                  <text:p text:style-name="P3">déclarer une variable : var nomvariable</text:p>
                </text:list-item>
                <text:list-item>
                  <text:p text:style-name="P3">initialiser / affecter une variable : "n = 5;". "var n(5);" ne marche pas !!!</text:p>
                </text:list-item>
                <text:list-item>
                  <text:p text:style-name="P3">possible déclarer et optionnellement affecter plusieurs var sur une ligne : var n, n2=5, n3;</text:p>
                </text:list-item>
                <text:list-item>
                  <text:p text:style-name="P3">gaffe à bien mettre un point pour les décimaux !!!</text:p>
                </text:list-item>
                <text:list-item>
                  <text:p text:style-name="P3">alert ne prend apparemment qu'un seul argument</text:p>
                </text:list-item>
                <text:list-item>
                  <text:p text:style-name="P3">possibilité d'affectations enchainées :<text:tab/>var n, m;<text:tab/>n = m = 4;</text:p>
                </text:list-item>
                <text:list-item>
                  <text:p text:style-name="P4">Ce, même si un nombre est affecté avec une opération sur les précédents :<text:line-break/>var n1 = 3, n2 = -7.4e+3, resultat = n1 + n2;<text:line-break/>alert(resultat);<text:line-break/>marche.</text:p>
                </text:list-item>
                <text:list-item>
                  <text:p text:style-name="P3">langage dynamiquement typé (on déclare toutes les variables de la même manière et le type est défini en temps réel en fonction de l'affectation)</text:p>
                </text:list-item>
                <text:list-item>
                  <text:p text:style-name="P3">possibilité utiliser écriture scientifique</text:p>
                </text:list-item>
                <text:list-item>
                  <text:p text:style-name="P3">types (nommés pour vérification de types en passage d'arguments ?)</text:p>
                  <text:list>
                    <text:list-item>
                      <text:p text:style-name="P3">number : tous les nombres ont le même type !!! qu'ils soient entiers décimaux ou en <text:soft-page-break/>écriture scientifique (ex respectivement 5, -4.36, 3.65e+5)</text:p>
                    </text:list-item>
                    <text:list-item>
                      <text:p text:style-name="P3">string (minuscule !)</text:p>
                    </text:list-item>
                    <text:list-item>
                      <text:p text:style-name="P3">boolean (et pas bool !) : true et false</text:p>
                    </text:list-item>
                    <text:list-item>
                      <text:p text:style-name="P3">undefined si la variable n'existe pas (pas vraiment un type)</text:p>
                    </text:list-item>
                  </text:list>
                </text:list-item>
                <text:list-item>
                  <text:p text:style-name="P3">échapper des apostrophes / des guillemets</text:p>
                </text:list-item>
                <text:list-item>
                  <text:p text:style-name="P3">technique de mettre les textes contenant des guillemets entre apostrophe et vice versa : marche mais doit quand même savoir échapper si le texte contient les deux</text:p>
                </text:list-item>
                <text:list-item>
                  <text:p text:style-name="P3">tester le type d'une variable : typeof</text:p>
                </text:list-item>
                <text:list-item>
                  <text:p text:style-name="P3">ça test aussi l'existence d'une variable : renvoi undefined si elle existe pas !</text:p>
                </text:list-item>
                <text:list-item>
                  <text:p text:style-name="P5">reprend les opérations arithmétiques +-*/% des autres langages</text:p>
                </text:list-item>
                <text:list-item>
                  <text:p text:style-name="P5">reprend le système des += -= ++ -- etc</text:p>
                </text:list-item>
                <text:list-item>
                  <text:p text:style-name="P5">concaténation : signe "+" !</text:p>
                </text:list-item>
                <text:list-item>
                  <text:p text:style-name="P5">raccourci += marche aussi pour concaténation (mais aucun autre, ni même ++ ou -)</text:p>
                </text:list-item>
                <text:list-item>
                  <text:p text:style-name="P5">prompt affiche le message qu'on lui passe en paramètre et demande d'entrer du texte, qu'elle renvoie en valeur retour. Peut ainsi stocker dans une variable ou afficher.</text:p>
                </text:list-item>
                <text:list-item>
                  <text:p text:style-name="P5">prompt s'exécute en premier</text:p>
                </text:list-item>
                <text:list-item>
                  <text:p text:style-name="P5">marche si je ne fais rien du tout avec la valeur retournée (pas d'intéret mais marche)</text:p>
                </text:list-item>
                <text:list-item>
                  <text:p text:style-name="P6">note : tout ce qui est entré par l'utilisateur est considéré comme une chaine de caractères :<text:line-break/>alert(4+prompt(""));<text:line-break/>demande d'entrer quelque chose (sans afficher de message). Si j'entre 8, ça m'affiche :<text:line-break/>48<text:line-break/>et pas 12. Le 4 est considéré comme une chaine de caractères et le + comme la concaténation, à cause du prompt qui considère le 8 comme une chaine de caractères.</text:p>
                </text:list-item>
                <text:list-item>
                  <text:p text:style-name="P5">parseInt convertie une chaine de caractères en entiers</text:p>
                </text:list-item>
                <text:list-item>
                  <text:p text:style-name="P5">concaténer un nombre avec ' ' pour le transformer en chaine de caractères</text:p>
                </text:list-item>
              </text:list>
            </text:list-item>
            <text:list-item>
              <text:p text:style-name="P5">conditions</text:p>
              <text:list>
                <text:list-item>
                  <text:p text:style-name="P5">opérateurs de comparaison : les classiques (6), puis === et !== pour comparer valeur + type</text:p>
                  <text:list>
                    <text:list-item>
                      <text:p text:style-name="P5">' ' == 0; ' ' !== 0; '4' == 4; '4' !== 4; sont 4 propositions qui valent true.</text:p>
                    </text:list-item>
                  </text:list>
                </text:list-item>
                <text:list-item>
                  <text:p text:style-name="P5">opérateurs logiques :</text:p>
                  <text:list>
                    <text:list-item>
                      <text:p text:style-name="P5">3 opérateurs classiques : &amp;&amp; || ansi que !</text:p>
                    </text:list-item>
                    <text:list-item>
                      <text:p text:style-name="P5">&amp; et | marchent aussi. Renvoient toujours des nombres (0 et 1) là où &amp;&amp; et || renvoient plutôt true et false (sauf si on met que des nombres. Ex : 0 &amp;&amp; 1 renvoi 0)</text:p>
                    </text:list-item>
                    <text:list-item>
                      <text:p text:style-name="P5">&amp;&amp; et || sont des opérateurs logiques : ils font juste des calculs sur des valeurs (converties si besoin) en vrai ou faux.</text:p>
                    </text:list-item>
                    <text:list-item>
                      <text:p text:style-name="P5">&amp; et | : opérateurs de bits. Deux nombres s'écrivant 10001101 et 00101001 renverront :</text:p>
                      <text:list>
                        <text:list-item>
                          <text:p text:style-name="P5">le nombre s'écrivant 00001001 en mémoire si ils sont comparés par &amp;</text:p>
                        </text:list-item>
                        <text:list-item>
                          <text:p text:style-name="P5">le nombre s'écrivant 10101101 en mémoire si ils sont comparés par |</text:p>
                        </text:list-item>
                      </text:list>
                    </text:list-item>
                    <text:list-item>
                      <text:p text:style-name="P5">118 &amp; 218 = 82 ; 118 | 218 = 254 // toujours plus grand ou identique avec | logiquement</text:p>
                    </text:list-item>
                    <text:list-item>
                      <text:p text:style-name="P5">118 &amp;&amp; 218 = 218; 118 || 218 = 118; (??? renvoi le min et le max ?)</text:p>
                      <text:list>
                        <text:list-item>
                          <text:p text:style-name="P5">renvoi la dernière valeur si a été obligé de toutes les regarder, la première sinon ?</text:p>
                        </text:list-item>
                      </text:list>
                    </text:list-item>
                    <text:list-item>
                      <text:p text:style-name="P5">on peut combiner les opérateur comme on veut :</text:p>
                      <text:list>
                        <text:list-item>
                          <text:p text:style-name="P5">alert(318 &amp;&amp; 218 || 4 || 300000 &amp;&amp; -5 | true &amp;&amp; eztset | (4 &lt; 5)); affiche 218.</text:p>
                        </text:list-item>
                      </text:list>
                    </text:list-item>
                    <text:list-item>
                      <text:p text:style-name="P5">priorité décroissante :</text:p>
                      <text:list>
                        <text:list-item>
                          <text:p text:style-name="P5">opérateurs de comparaison</text:p>
                        </text:list-item>
                        <text:list-item>
                          <text:p text:style-name="P5">opérateurs logiques</text:p>
                        </text:list-item>
                        <text:list-item>
                          <text:p text:style-name="P5">opérateurs "classiques" type = != etc</text:p>
                        </text:list-item>
                      </text:list>
                    </text:list-item>
                    <text:list-item>
                      <text:p text:style-name="P5">du coup on peut écrire intuitivement "bool = 5 &lt; 8 &amp;&amp; 4;" qui affecte bool avec true</text:p>
                    </text:list-item>
                  </text:list>
                </text:list-item>
                <text:list-item>
                  <text:p text:style-name="P5">if else</text:p>
                  <text:list>
                    <text:list-item>
                      <text:p text:style-name="P5">confirm() demande à l'utilisateur de confirmer ou d'annuler (pratique pour conditions)</text:p>
                    </text:list-item>
                    <text:list-item>
                      <text:p text:style-name="P5">bonne syntaxe :</text:p>
                      <text:list>
                        <text:list-item>
                          <text:p text:style-name="P6">if {<text:line-break/><text:tab/>…<text:line-break/>} else {<text:line-break/><text:tab/>…<text:line-break/><text:soft-page-break/>}</text:p>
                        </text:list-item>
                        <text:list-item>
                          <text:p text:style-name="P5">intérêt : en un coup d'oeil, on voit toute la structure if else comme un bloc. Unicité. Ou pas : bordelique en fait.</text:p>
                        </text:list-item>
                      </text:list>
                    </text:list-item>
                  </text:list>
                </text:list-item>
                <text:list-item>
                  <text:p text:style-name="P5">structure switch</text:p>
                  <text:list>
                    <text:list-item>
                      <text:p text:style-name="P5">marche avec n'importe quoi !!! On peut faire case 1 mais aussi case "ioh" case -5.68 etc</text:p>
                    </text:list-item>
                    <text:list-item>
                      <text:p text:style-name="P5">default : optionnel</text:p>
                    </text:list-item>
                    <text:list-item>
                      <text:p text:style-name="P5">break : sert à stopper... Mais optionnel aussi, on peut déclencher du code en cascade sans, ou des intervalles</text:p>
                    </text:list-item>
                    <text:list-item>
                      <text:p text:style-name="P5">switch fonctionne comme ===, pas comme ==. → besoin de parseInt si utilise prompt</text:p>
                    </text:list-item>
                  </text:list>
                </text:list-item>
                <text:list-item>
                  <text:p text:style-name="P5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3-15T19:47:27</meta:creation-date>
    <meta:generator>OpenOffice/4.0.0$Unix OpenOffice.org_project/400m3$Build-9702</meta:generator>
    <dc:date>2014-03-20T22:16:03</dc:date>
    <dc:creator>yjfjyf jjku</dc:creator>
    <meta:editing-duration>PT18H34M39S</meta:editing-duration>
    <meta:editing-cycles>135</meta:editing-cycles>
    <meta:document-statistic meta:table-count="0" meta:image-count="0" meta:object-count="0" meta:page-count="3" meta:paragraph-count="95" meta:word-count="1225" meta:character-count="6514"/>
  </office:meta>
</office:document-meta>
</file>